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3C0000026D847ACE982C6E20B6.png" manifest:media-type="image/png"/>
  <manifest:file-entry manifest:full-path="Pictures/10000000000004220000031A5C2E04AB7C51FB6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7.48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96pt" fo:language="en" fo:country="US" style:font-size-asian="105.599998474121pt" style:font-size-complex="105.599998474121pt"/>
    </style:style>
    <style:style style:name="T1" style:family="text">
      <style:text-properties fo:color="#ffffff"/>
    </style:style>
    <style:style style:name="T2" style:family="text">
      <style:text-properties fo:font-size="96pt" fo:language="en" fo:country="US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Dre@m_Te@m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D&amp;T_Tr@vel&amp;Tour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o we ar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pone Naing Oo (from UCSY)</text:p>
              </text:list-item>
              <text:list-item>
                <text:p>Zaw Shine Htet (from UCSY)</text:p>
              </text:list-item>
              <text:list-item>
                <text:p>Thu Rein Tun (from UCS(MTLA)</text:p>
              </text:list-item>
              <text:list-item>
                <text:p>Aye Aye Tint (from UCSY)</text:p>
              </text:list-item>
              <text:list-item>
                <text:p>May Myat Moe (from UCSY)</text:p>
              </text:list-item>
              <text:list-item>
                <text:p>Yu Yu Khaing ( from UCS(MTLA)</text:p>
              </text:list-item>
              <text:list-item>
                <text:p>Zin Zin Mon (from TU(Monywa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hat we d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reated travel and tour website.</text:p>
              </text:list-item>
              <text:list-item>
                <text:p>This website will show some beautiful beaches and places around the world.</text:p>
              </text:list-item>
              <text:list-item>
                <text:p>We serve like agencies that connect hotel,shop,restaurant to the customer as they are travel.</text:p>
              </text:list-item>
              <text:list-item>
                <text:p>We don’t have much time to do as we favour.So, our website may have flaws so don’t me mi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3" draw:layer="layout" svg:width="19.999cm" svg:height="7.48cm" svg:x="3.877cm" svg:y="3.696cm" presentation:class="title" presentation:user-transformed="true">
          <draw:text-box>
            <text:p><text:span text:style-name="T2">Thanks You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3T05:41:02.070989681</meta:creation-date>
    <meta:editing-duration>PT11M58S</meta:editing-duration>
    <meta:editing-cycles>4</meta:editing-cycles>
    <meta:generator>LibreOffice/6.3.2.2$Linux_X86_64 LibreOffice_project/30$Build-2</meta:generator>
    <dc:title>Blueprint Plans</dc:title>
    <dc:date>2019-10-23T09:03:14.156165664</dc:date>
    <meta:document-statistic meta:object-count="47"/>
  </office:meta>
</office:document-meta>
</file>